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iriam CLM" svg:font-family="'Miriam CLM'"/>
    <style:font-face style:name="Nachlieli CLM" svg:font-family="'Nachlieli CLM'" style:font-family-generic="system" style:font-pitch="variable"/>
    <style:font-face style:name="Noto Sans" svg:font-family="'Noto Sans'" style:font-adornments="Bold" style:font-family-generic="swiss"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18.002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12.594cm" style:rel-column-width="45847*"/>
    </style:style>
    <style:style style:name="Table2.B" style:family="table-column">
      <style:table-column-properties style:column-width="5.408cm" style:rel-column-width="19688*"/>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transparent" fo:padding="0.097cm" fo:border="none" style:writing-mode="page">
        <style:background-image/>
      </style:table-cell-properties>
    </style:style>
    <style:style style:name="Table2.B1" style:family="table-cell">
      <style:table-cell-properties style:vertical-align="middle" fo:background-color="transparent" fo:padding="0.097cm" fo:border="none" style:writing-mode="page">
        <style:background-image/>
      </style:table-cell-properties>
    </style:style>
    <style:style style:name="Table1" style:family="table">
      <style:table-properties style:width="18.002cm" fo:margin-left="0cm" fo:margin-right="0cm" table:align="margins"/>
    </style:style>
    <style:style style:name="Table1.A" style:family="table-column">
      <style:table-column-properties style:column-width="5.793cm" style:rel-column-width="3284*"/>
    </style:style>
    <style:style style:name="Table1.B" style:family="table-column">
      <style:table-column-properties style:column-width="12.21cm" style:rel-column-width="6922*"/>
    </style:style>
    <style:style style:name="Table1.A1" style:family="table-cell">
      <style:table-cell-properties fo:padding="0.097cm" fo:border="none"/>
    </style:style>
    <style:style style:name="Table3" style:family="table">
      <style:table-properties style:width="18.002cm" table:align="margins"/>
    </style:style>
    <style:style style:name="Table3.A" style:family="table-column">
      <style:table-column-properties style:column-width="6.001cm" style:rel-column-width="21845*"/>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style:font-name="Noto Sans1" fo:font-size="11pt" officeooo:rsid="000fa9a8" officeooo:paragraph-rsid="000fa9a8"/>
    </style:style>
    <style:style style:name="P2" style:family="paragraph" style:parent-style-name="Table_20_Contents">
      <style:text-properties style:font-name="Noto Sans1" fo:font-size="11pt" officeooo:rsid="00111d3d" officeooo:paragraph-rsid="00111d3d"/>
    </style:style>
    <style:style style:name="P3" style:family="paragraph" style:parent-style-name="Text_20_body">
      <style:text-properties officeooo:rsid="000c9f1d" officeooo:paragraph-rsid="000c9f1d"/>
    </style:style>
    <style:style style:name="P4" style:family="paragraph" style:parent-style-name="Text_20_body">
      <style:text-properties officeooo:rsid="00123349" officeooo:paragraph-rsid="00123349"/>
    </style:style>
    <style:style style:name="P5" style:family="paragraph" style:parent-style-name="Footer">
      <style:paragraph-properties fo:text-align="center" style:justify-single-word="false"/>
    </style:style>
    <style:style style:name="P6" style:family="paragraph" style:parent-style-name="Heading_20_1">
      <style:paragraph-properties fo:break-before="page"/>
    </style:style>
    <style:style style:name="P7" style:family="paragraph" style:parent-style-name="Heading_20_1">
      <style:text-properties officeooo:paragraph-rsid="00114273"/>
    </style:style>
    <style:style style:name="P8" style:family="paragraph" style:parent-style-name="Table_20_Contents">
      <style:text-properties style:font-name="Noto Sans1" fo:font-size="11pt" officeooo:rsid="001492c4" officeooo:paragraph-rsid="001492c4"/>
    </style:style>
    <style:style style:name="P9" style:family="paragraph" style:parent-style-name="Table_20_Contents" style:list-style-name="L1">
      <style:text-properties style:font-name="Noto Sans1" fo:font-size="11pt" officeooo:rsid="001492c4" officeooo:paragraph-rsid="001492c4"/>
    </style:style>
    <style:style style:name="P10" style:family="paragraph" style:parent-style-name="Table_20_Contents">
      <style:text-properties style:font-name="Noto Sans1" fo:font-size="11pt" fo:font-weight="bold" officeooo:rsid="001492c4" officeooo:paragraph-rsid="001492c4" style:font-weight-asian="bold" style:font-weight-complex="bold"/>
    </style:style>
    <style:style style:name="P11" style:family="paragraph" style:parent-style-name="Table_20_Contents">
      <style:text-properties style:font-name="Noto Sans1" fo:font-size="11pt" officeooo:rsid="0018be80" officeooo:paragraph-rsid="0018be80"/>
    </style:style>
    <style:style style:name="P12" style:family="paragraph" style:parent-style-name="Table_20_Contents">
      <style:text-properties style:font-name="Noto Sans1" fo:font-size="11pt" officeooo:rsid="00198bd7" officeooo:paragraph-rsid="00198bd7"/>
    </style:style>
    <style:style style:name="P13" style:family="paragraph" style:parent-style-name="Text_20_body" style:list-style-name="L2">
      <style:text-properties officeooo:paragraph-rsid="00123349"/>
    </style:style>
    <style:style style:name="P14" style:family="paragraph" style:parent-style-name="Text_20_body" style:list-style-name="L3">
      <style:text-properties officeooo:rsid="00123349" officeooo:paragraph-rsid="00123349"/>
    </style:style>
    <style:style style:name="P15" style:family="paragraph" style:parent-style-name="Text_20_body" style:list-style-name="">
      <style:text-properties fo:font-size="10.5pt" officeooo:rsid="0013e60b" officeooo:paragraph-rsid="0013e60b" style:font-size-asian="10.5pt" style:font-size-complex="10.5pt"/>
    </style:style>
    <style:style style:name="P16" style:family="paragraph" style:parent-style-name="Text_20_body">
      <style:paragraph-properties fo:break-before="page"/>
    </style:style>
    <style:style style:name="P17" style:family="paragraph" style:parent-style-name="Text_20_body">
      <style:text-properties officeooo:rsid="00164431" officeooo:paragraph-rsid="00164431"/>
    </style:style>
    <style:style style:name="P18" style:family="paragraph" style:parent-style-name="Text_20_body" style:list-style-name="Numbering_20_123">
      <style:text-properties officeooo:rsid="00164431" officeooo:paragraph-rsid="00164431"/>
    </style:style>
    <style:style style:name="P19" style:family="paragraph" style:parent-style-name="Text_20_body" style:list-style-name="Numbering_20_123">
      <style:paragraph-properties fo:margin-top="0cm" fo:margin-bottom="0.25cm" style:contextual-spacing="false"/>
      <style:text-properties officeooo:rsid="00164431" officeooo:paragraph-rsid="00164431"/>
    </style:style>
    <style:style style:name="P20" style:family="paragraph" style:parent-style-name="Text_20_body" style:list-style-name="Numbering_20_123">
      <style:text-properties officeooo:paragraph-rsid="00164431"/>
    </style:style>
    <style:style style:name="P21" style:family="paragraph" style:parent-style-name="Text_20_body" style:list-style-name="L3">
      <style:text-properties officeooo:rsid="00198bd7" officeooo:paragraph-rsid="00198bd7"/>
    </style:style>
    <style:style style:name="P22" style:family="paragraph" style:parent-style-name="Text_20_body">
      <style:paragraph-properties fo:text-align="end" style:justify-single-word="false"/>
      <style:text-properties fo:font-weight="bold" style:font-weight-asian="bold" style:font-weight-complex="bold"/>
    </style:style>
    <style:style style:name="P23" style:family="paragraph" style:parent-style-name="Text_20_body">
      <style:text-properties officeooo:paragraph-rsid="00123349"/>
    </style:style>
    <style:style style:name="P24" style:family="paragraph" style:parent-style-name="Text_20_body" style:master-page-name="">
      <loext:graphic-properties draw:fill="none"/>
      <style:paragraph-properties fo:margin-top="0cm" fo:margin-bottom="0.3cm" style:contextual-spacing="false" fo:line-height="115%" style:page-number="auto" fo:background-color="transparent"/>
    </style:style>
    <style:style style:name="P25" style:family="paragraph" style:parent-style-name="Text_20_body">
      <loext:graphic-properties draw:fill="none"/>
      <style:paragraph-properties fo:margin-top="0cm" fo:margin-bottom="0.3cm" style:contextual-spacing="false" fo:line-height="115%" fo:background-color="transparent"/>
      <style:text-properties officeooo:rsid="001b1d95" officeooo:paragraph-rsid="001b1d95"/>
    </style:style>
    <style:style style:name="T1" style:family="text">
      <style:text-properties officeooo:rsid="000b31a9"/>
    </style:style>
    <style:style style:name="T2" style:family="text">
      <style:text-properties officeooo:rsid="00123349"/>
    </style:style>
    <style:style style:name="T3" style:family="text">
      <style:text-properties officeooo:rsid="0013c99d"/>
    </style:style>
    <style:style style:name="T4" style:family="text">
      <style:text-properties officeooo:rsid="00164431"/>
    </style:style>
    <style:style style:name="T5" style:family="text">
      <style:text-properties officeooo:rsid="00198bd7"/>
    </style:style>
    <style:style style:name="T6" style:family="text">
      <style:text-properties officeooo:rsid="00114273"/>
    </style:style>
    <style:style style:name="T7" style:family="text">
      <style:text-properties officeooo:rsid="001c0aa9"/>
    </style:style>
    <style:style style:name="T8" style:family="text">
      <style:text-properties fo:color="#c9211e" loext:opacity="100%"/>
    </style:style>
    <style:style style:name="T9" style:family="text">
      <style:text-properties fo:background-color="#ffff00" loext:char-shading-value="0"/>
    </style:style>
    <style:style style:name="T10" style:family="text">
      <style:text-properties fo:background-color="#ffff00" loext:char-shading-valu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row table:style-name="Table2.1">
          <table:table-cell table:style-name="Table2.A1" office:value-type="string">
            <text:h text:style-name="P7" text:outline-level="1"><text:span text:style-name="T6">DCP Cu</text:span>stom Web D<text:span text:style-name="T6">esign Project</text:span></text:h>
          </table:table-cell>
          <table:table-cell table:style-name="Table2.B1" office:value-type="string">
            <text:p text:style-name="P22">Date: 12/03/24</text:p>
          </table:table-cell>
        </table:table-row>
      </table:table>
      <text:h text:style-name="Heading_20_2" text:outline-level="2">Project Type</text:h>
      <text:p text:style-name="P4">Custom DCP CMS system or WordPress website design.</text:p>
      <text:p text:style-name="P23"><text:span text:style-name="T2">Responsive website design for </text:span>optimum<text:span text:style-name="T2"> mobile compatibility. </text:span></text:p>
      <text:h text:style-name="Heading_20_3" text:outline-level="3">Domain Name</text:h>
      <text:list text:style-name="L2">
        <text:list-item>
          <text:p text:style-name="P13"><text:span text:style-name="T2">w</text:span><text:a xlink:type="simple" xlink:href="http://Www.dcpweb.co.uk/" text:style-name="Internet_20_link" text:visited-style-name="Visited_20_Internet_20_Link"><text:span text:style-name="T2">ww.dcpweb.co.uk</text:span></text:a></text:p>
        </text:list-item>
      </text:list>
      <text:h text:style-name="Heading_20_3" text:outline-level="3">Website Structure</text:h>
      <text:list text:style-name="L3">
        <text:list-item>
          <text:p text:style-name="P14">Home</text:p>
        </text:list-item>
        <text:list-item>
          <text:p text:style-name="P14">About Us</text:p>
          <text:list>
            <text:list-item>
              <text:p text:style-name="P14">Website Design</text:p>
            </text:list-item>
            <text:list-item>
              <text:p text:style-name="P14">eCommerse Web D<text:span text:style-name="T3">esign des</text:span><text:span text:style-name="T5">ign</text:span></text:p>
              <text:list>
                <text:list-item>
                  <text:p text:style-name="P21">Business Web Design</text:p>
                </text:list-item>
                <text:list-item>
                  <text:p text:style-name="P21">Lead Generation Web Design</text:p>
                </text:list-item>
              </text:list>
            </text:list-item>
            <text:list-item>
              <text:p text:style-name="P14">Graphic Design</text:p>
            </text:list-item>
            <text:list-item>
              <text:p text:style-name="P14">Internet Marketing</text:p>
            </text:list-item>
          </text:list>
        </text:list-item>
        <text:list-item>
          <text:p text:style-name="P14">Blog</text:p>
        </text:list-item>
        <text:list-item>
          <text:p text:style-name="P14">Contact Us</text:p>
        </text:list-item>
      </text:list>
      <text:h text:style-name="Heading_20_3" text:outline-level="3">Contact Form Fields</text:h>
      <table:table table:name="Table3" table:style-name="Table3">
        <table:table-column table:style-name="Table3.A" table:number-columns-repeated="3"/>
        <table:table-row>
          <table:table-cell table:style-name="Table3.A1" office:value-type="string">
            <text:p text:style-name="P10">Field Name</text:p>
          </table:table-cell>
          <table:table-cell table:style-name="Table3.A1" office:value-type="string">
            <text:p text:style-name="P10">Field Type</text:p>
          </table:table-cell>
          <table:table-cell table:style-name="Table3.C1" office:value-type="string">
            <text:p text:style-name="P10">Notes</text:p>
          </table:table-cell>
        </table:table-row>
        <table:table-row>
          <table:table-cell table:style-name="Table3.A2" office:value-type="string">
            <text:p text:style-name="P8">Name</text:p>
          </table:table-cell>
          <table:table-cell table:style-name="Table3.A2" office:value-type="string">
            <text:p text:style-name="P8">Text Field</text:p>
          </table:table-cell>
          <table:table-cell table:style-name="Table3.C2" office:value-type="string">
            <text:p text:style-name="P8">Required Field</text:p>
          </table:table-cell>
        </table:table-row>
        <table:table-row>
          <table:table-cell table:style-name="Table3.A2" office:value-type="string">
            <text:p text:style-name="P8">Contact Number</text:p>
          </table:table-cell>
          <table:table-cell table:style-name="Table3.A2" office:value-type="string">
            <text:p text:style-name="P8">Text Field</text:p>
          </table:table-cell>
          <table:table-cell table:style-name="Table3.C2" office:value-type="string">
            <text:p text:style-name="P8">Required Field</text:p>
          </table:table-cell>
        </table:table-row>
        <table:table-row>
          <table:table-cell table:style-name="Table3.A2" office:value-type="string">
            <text:p text:style-name="P8">Type of Website</text:p>
          </table:table-cell>
          <table:table-cell table:style-name="Table3.A2" office:value-type="string">
            <text:p text:style-name="P8">Drop Down Menu</text:p>
          </table:table-cell>
          <table:table-cell table:style-name="Table3.C2" office:value-type="string">
            <text:list text:style-name="L1">
              <text:list-item>
                <text:p text:style-name="P9">Online shop</text:p>
              </text:list-item>
              <text:list-item>
                <text:p text:style-name="P9">Business Website</text:p>
              </text:list-item>
              <text:list-item>
                <text:p text:style-name="P9">Lead Generation</text:p>
              </text:list-item>
              <text:list-item>
                <text:p text:style-name="P9">Not sure</text:p>
              </text:list-item>
            </text:list>
          </table:table-cell>
        </table:table-row>
        <table:table-row>
          <table:table-cell table:style-name="Table3.A2" office:value-type="string">
            <text:p text:style-name="P8">Message</text:p>
          </table:table-cell>
          <table:table-cell table:style-name="Table3.A2" office:value-type="string">
            <text:p text:style-name="P8">Text Area</text:p>
          </table:table-cell>
          <table:table-cell table:style-name="Table3.C2" office:value-type="string">
            <text:p text:style-name="P8">Not Required</text:p>
          </table:table-cell>
        </table:table-row>
      </table:table>
      <text:p text:style-name="Text_20_body"/>
      <text:h text:style-name="P15" text:outline-level="1"/>
      <text:p text:style-name="P16">Hi, I just wanted to thank you for your videos. I binge watched them! the ones related to LibreOffice, because I'm in the process of writing many many reports and wanted to improve the quality. Your videos were very useful for me. Learn many things even as a veteran of IT.</text:p>
      <text:h text:style-name="Heading_20_1" text:outline-level="1">Web Design Project Priority</text:h>
      <text:list text:style-name="Numbering_20_123">
        <text:list-item>
          <text:p text:style-name="P18">Logo Design</text:p>
          <text:list>
            <text:list-item>
              <text:p text:style-name="P20"><text:span text:style-name="T4">Send logo examples to client</text:span></text:p>
            </text:list-item>
            <text:list-item>
              <text:p text:style-name="P18">Get Feedback</text:p>
            </text:list-item>
            <text:list-item>
              <text:p text:style-name="P18">Make Logo revisions</text:p>
            </text:list-item>
          </text:list>
        </text:list-item>
        <text:list-item>
          <text:p text:style-name="P18">Domain Registration</text:p>
        </text:list-item>
        <text:list-item>
          <text:p text:style-name="P18">Website Template Design</text:p>
        </text:list-item>
        <text:list-item>
          <text:p text:style-name="P19">Setup Web Server Hosting</text:p>
        </text:list-item>
        <text:list-item>
          <text:p text:style-name="P20"><text:span text:style-name="T4">Development</text:span></text:p>
        </text:list-item>
        <text:list-item>
          <text:p text:style-name="P20"><text:span text:style-name="T4">Testing</text:span></text:p>
        </text:list-item>
        <text:list-item>
          <text:p text:style-name="P19">Final Launch Website</text:p>
        </text:list-item>
      </text:list>
      <text:p text:style-name="P17"/>
      <text:p text:style-name="P24">The thing computers can do best is storing information.<text:line-break/>You shouldn't waste your time trying to remember and type your passwords.<text:line-break/>KeePassXC can store your passwords safely and auto-type them into your everyday websites and applications.</text:p>
      <text:p text:style-name="P25">Kjgh</text:p>
      <text:p text:style-name="P25">dpfguj</text:p>
      <text:h text:style-name="P6" text:outline-level="1">Heading 1</text:h>
      <text:h text:style-name="Heading_20_2" text:outline-level="2">Heading <text:span text:style-name="T1">2</text:span></text:h>
      <text:h text:style-name="Heading_20_3" text:outline-level="3">Heading <text:span text:style-name="T1">3</text:span></text:h>
      <text:h text:style-name="Heading_20_4" text:outline-level="4">Heading <text:span text:style-name="T1">4</text:span></text:h>
      <text:p text:style-name="P3">Body text</text:p>
      <table:table table:name="Table1" table:style-name="Table1">
        <table:table-column table:style-name="Table1.A"/>
        <table:table-column table:style-name="Table1.B"/>
        <table:table-row>
          <table:table-cell table:style-name="Table1.A1" office:value-type="string">
            <text:p text:style-name="P1">C-c</text:p>
          </table:table-cell>
          <table:table-cell table:style-name="Table1.A1" office:value-type="string">
            <text:p text:style-name="P1">Copy</text:p>
          </table:table-cell>
        </table:table-row>
        <table:table-row>
          <table:table-cell table:style-name="Table1.A1" office:value-type="string">
            <text:p text:style-name="P11">C-x</text:p>
          </table:table-cell>
          <table:table-cell table:style-name="Table1.A1" office:value-type="string">
            <text:p text:style-name="P11">Cut</text:p>
          </table:table-cell>
        </table:table-row>
        <table:table-row>
          <table:table-cell table:style-name="Table1.A1" office:value-type="string">
            <text:p text:style-name="P1">C-v</text:p>
          </table:table-cell>
          <table:table-cell table:style-name="Table1.A1" office:value-type="string">
            <text:p text:style-name="P1">Paste</text:p>
          </table:table-cell>
        </table:table-row>
        <table:table-row>
          <table:table-cell table:style-name="Table1.A1" office:value-type="string">
            <text:p text:style-name="P1">C-a</text:p>
          </table:table-cell>
          <table:table-cell table:style-name="Table1.A1" office:value-type="string">
            <text:p text:style-name="P1">Select All</text:p>
          </table:table-cell>
        </table:table-row>
        <table:table-row>
          <table:table-cell table:style-name="Table1.A1" office:value-type="string">
            <text:p text:style-name="P1">C-z</text:p>
          </table:table-cell>
          <table:table-cell table:style-name="Table1.A1" office:value-type="string">
            <text:p text:style-name="P1">Undo</text:p>
          </table:table-cell>
        </table:table-row>
        <table:table-row>
          <table:table-cell table:style-name="Table1.A1" office:value-type="string">
            <text:p text:style-name="P1">C-y</text:p>
          </table:table-cell>
          <table:table-cell table:style-name="Table1.A1" office:value-type="string">
            <text:p text:style-name="P1">Redo</text:p>
          </table:table-cell>
        </table:table-row>
        <table:table-row>
          <table:table-cell table:style-name="Table1.A1" office:value-type="string">
            <text:p text:style-name="P1">Shift-Home</text:p>
          </table:table-cell>
          <table:table-cell table:style-name="Table1.A1" office:value-type="string">
            <text:p text:style-name="P1">Select backwards</text:p>
          </table:table-cell>
        </table:table-row>
        <table:table-row>
          <table:table-cell table:style-name="Table1.A1" office:value-type="string">
            <text:p text:style-name="P1">Shift-End</text:p>
          </table:table-cell>
          <table:table-cell table:style-name="Table1.A1" office:value-type="string">
            <text:p text:style-name="P1">Select forwards</text:p>
          </table:table-cell>
        </table:table-row>
        <table:table-row>
          <table:table-cell table:style-name="Table1.A1" office:value-type="string">
            <text:p text:style-name="P2">C-b</text:p>
          </table:table-cell>
          <table:table-cell table:style-name="Table1.A1" office:value-type="string">
            <text:p text:style-name="P1"/>
          </table:table-cell>
        </table:table-row>
        <table:table-row>
          <table:table-cell table:style-name="Table1.A1" office:value-type="string">
            <text:p text:style-name="P2">C-i</text:p>
          </table:table-cell>
          <table:table-cell table:style-name="Table1.A1" office:value-type="string">
            <text:p text:style-name="P1"/>
          </table:table-cell>
        </table:table-row>
        <table:table-row>
          <table:table-cell table:style-name="Table1.A1" office:value-type="string">
            <text:p text:style-name="P2">C-u</text:p>
          </table:table-cell>
          <table:table-cell table:style-name="Table1.A1" office:value-type="string">
            <text:p text:style-name="P1"/>
          </table:table-cell>
        </table:table-row>
        <table:table-row>
          <table:table-cell table:style-name="Table1.A1" office:value-type="string">
            <text:p text:style-name="P8">C-s</text:p>
          </table:table-cell>
          <table:table-cell table:style-name="Table1.A1" office:value-type="string">
            <text:p text:style-name="P8">Save document</text:p>
          </table:table-cell>
        </table:table-row>
        <table:table-row>
          <table:table-cell table:style-name="Table1.A1" office:value-type="string">
            <text:p text:style-name="P12">C-S-left, C-S-right</text:p>
          </table:table-cell>
          <table:table-cell table:style-name="Table1.A1" office:value-type="string">
            <text:p text:style-name="P12">Select words</text:p>
          </table:table-cell>
        </table:table-row>
        <table:table-row>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8"/>
          </table:table-cell>
          <table:table-cell table:style-name="Table1.A1" office:value-type="string">
            <text:p text:style-name="P8"/>
          </table:table-cell>
        </table:table-row>
      </table:table>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iriam CLM" svg:font-family="'Miriam CLM'"/>
    <style:font-face style:name="Nachlieli CLM" svg:font-family="'Nachlieli CLM'" style:font-family-generic="system" style:font-pitch="variable"/>
    <style:font-face style:name="Noto Sans" svg:font-family="'Noto Sans'" style:font-adornments="Bold" style:font-family-generic="swiss"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Miriam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Miriam CLM"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style:contextual-spacing="false" fo:line-height="115%"/>
      <style:text-properties style:font-name="Noto Sans1" fo:font-family="'Noto Sans'" style:font-style-name="Regular" style:font-family-generic="swiss" style:font-pitch="variable" fo:font-size="11pt"/>
    </style:style>
    <style:style style:name="List" style:family="paragraph" style:parent-style-name="Text_20_body" style:class="list">
      <style:text-properties style:font-name="Noto Sans1" fo:font-family="'Noto Sans'" style:font-style-name="Regular" style:font-family-generic="swiss" style:font-pitch="variable" style:font-size-asian="12pt" style:font-name-complex="Miriam CLM" style:font-family-complex="'Miriam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iriam CLM" style:font-family-complex="'Miriam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iriam CLM" style:font-family-complex="'Miriam CLM'"/>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Noto Sans1" fo:font-family="'Noto Sans'" style:font-style-name="Regular" style:font-family-generic="swiss" style:font-pitch="variable" fo:font-size="18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Noto Sans1" fo:font-family="'Noto Sans'" style:font-style-name="Regular" style:font-family-generic="swiss" style:font-pitch="variable" fo:font-size="16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Noto Sans" fo:font-family="'Noto Sans'" style:font-style-name="Bold" style:font-family-generic="swiss"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Noto Sans" fo:font-family="'Noto Sans'" style:font-style-name="Bold" style:font-family-generic="swiss" style:font-pitch="variable" fo:font-size="13pt" fo:font-style="normal"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9.001cm" style:type="center"/>
          <style:tab-stop style:position="18.0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9.001cm" style:type="center"/>
          <style:tab-stop style:position="18.002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3.99cm" fo:text-indent="-0.7cm" fo:margin-left="3.99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4.66cm" fo:text-indent="-0.66cm" fo:margin-left="4.6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5.32cm" fo:text-indent="-0.66cm" fo:margin-left="5.3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5.98cm" fo:text-indent="-0.66cm" fo:margin-left="5.98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6.639cm" fo:text-indent="-0.66cm" fo:margin-left="6.63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7.299cm" fo:text-indent="-0.66cm" fo:margin-left="7.29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7.959cm" fo:text-indent="-0.66cm" fo:margin-left="7.959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618cm" fo:text-indent="-0.66cm" fo:margin-left="8.618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1</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2T12:28:07.643683578</meta:creation-date>
    <meta:generator>LibreOffice/24.2.1.2$Linux_X86_64 LibreOffice_project/420$Build-2</meta:generator>
    <dc:date>2024-03-12T19:40:55.189577664</dc:date>
    <meta:editing-duration>PT2H16M59S</meta:editing-duration>
    <meta:editing-cycles>9</meta:editing-cycles>
    <meta:document-statistic meta:table-count="3" meta:image-count="0" meta:object-count="0" meta:page-count="3" meta:paragraph-count="81" meta:word-count="274" meta:character-count="1521" meta:non-whitespace-character-count="1352"/>
  </office:meta>
</office:document-meta>
</file>